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30d5f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415ac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30d5f"/>
    </style:style>
    <style:style style:name="T4" style:family="text">
      <style:text-properties officeooo:rsid="001415ac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rvice :</text:span> <text:text-input text:description="">self.displayValue(self.listProposingGroups(), self.getProposingGroup())</text:text-input></text:p>
      <text:p text:style-name="P1"/>
      <text:p text:style-name="P1"><office:annotation><dc:creator>Gauthier Bastien</dc:creator><dc:date>2011-05-05T15:11:58</dc:date><text:p text:style-name="P8"><text:span text:style-name="T5">do text if self.hasMeeting()</text:span></text:p></office:annotation><text:span text:style-name="T1">Conseil Communal :</text:span> <text:text-input text:description="">self.getMeeting().Title()</text:text-input></text:p>
      <text:p text:style-name="P1"><office:annotation><dc:creator>Gauthier Bastien</dc:creator><dc:date>2011-05-05T15:11:58</dc:date><text:p text:style-name="P8"><text:span text:style-name="T5">do text if not self.hasMeeting() and self.getPreferredMeeting() != 'whatever'</text:span></text:p></office:annotation><text:span text:style-name="T1">Conseil Communal :</text:span> <text:text-input text:description="">self.uid_catalog(UID=self.getPreferredMeeting())[0].getObject().Title()[:-8]</text:text-input></text:p>
      <text:p text:style-name="P1"><office:annotation><dc:creator>Gauthier Bastien</dc:creator><dc:date>2011-05-05T15:11:58</dc:date><text:p text:style-name="P8"><text:span text:style-name="T6">do text if not self.hasMeeting() and self.getPreferredMeeting() == 'whatever'</text:span></text:p></office:annotation><text:span text:style-name="T1">Conseil Communal :</text:span> ...</text:p>
      <text:p text:style-name="P1"/>
      <text:p text:style-name="P3"><text:span text:style-name="T2">Références :</text:span> -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RAPPORT AUX CONSEILLERS COMMUNAUX</text:p>
          </table:table-cell>
        </table:table-row>
      </table:table>
      <text:p text:style-name="P4"/>
      <text:p text:style-name="P7">OBJET N°<text:text-input text:description="">self.getItemNumber(relativeTo='meeting', for_display=True)</text:text-input> : <text:text-input text:description="">self.Title()</text:text-input></text:p>
      <text:p text:style-name="P5"/>
      <text:p text:style-name="P5"><office:annotation><dc:creator>Gauthier Bastien</dc:creator><dc:date>2011-04-18T16:41:20</dc:date><text:p text:style-name="P9"><text:span text:style-name="T5">do text</text:span></text:p><text:p text:style-name="P9"><text:span text:style-name="T5">from xhtml(view.printXhtml(self, self.Description()))</text:span></text:p></office:annotation>Description dans l'ordre du jour/Rap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5T15:11:42</meta:creation-date>
    <meta:editing-duration>PT8M57S</meta:editing-duration>
    <meta:editing-cycles>12</meta:editing-cycles>
    <meta:generator>LibreOffice/6.0.6.2$Linux_X86_64 LibreOffice_project/00m0$Build-2</meta:generator>
    <meta:initial-creator>Gauthier Bastien</meta:initial-creator>
    <dc:date>2018-10-19T14:19:22.095406420</dc:date>
    <dc:creator>bleybaert</dc:creator>
    <meta:document-statistic meta:table-count="1" meta:image-count="0" meta:object-count="0" meta:page-count="1" meta:paragraph-count="8" meta:word-count="44" meta:character-count="420" meta:non-whitespace-character-count="395"/>
  </office:meta>
</office:document-meta>
</file>